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c50b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cc552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61687"/>
    </style:style>
    <style:style style:name="T28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9">Prefeitura Municipal de </text:span><text:span text:style-name="T10">I</text:span><text:span text:style-name="T11">lhot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Serviço(S) </text:span><text:span text:style-name="T27">d</text:span><text:span text:style-name="T15">e Drenagem </text:span><text:span text:style-name="T27">e</text:span><text:span text:style-name="T15"> Manejo </text:span><text:span text:style-name="T27">d</text:span><text:span text:style-name="T15">e Águas Pluviais, Realizado(S) </text:span><text:span text:style-name="T27">p</text:span><text:span text:style-name="T15">or Terceiro(S), Captação, Condução </text:span><text:span text:style-name="T27">e</text:span><text:span text:style-name="T15"> Infiltração, Estruturas </text:span><text:span text:style-name="T27">d</text:span><text:span text:style-name="T15">e Detenção/Retenção, Sistema </text:span><text:span text:style-name="T27">d</text:span><text:span text:style-name="T15">e Proteção Contra Enchentes </text:span><text:span text:style-name="T27">e</text:span><text:span text:style-name="T15"> Inundações, Destinação, Tratamento, Monitoramento </text:span><text:span text:style-name="T27">d</text:span><text:span text:style-name="T15">e Nível, </text:span><text:span text:style-name="T27">d</text:span><text:span text:style-name="T15">e Vazão </text:span><text:span text:style-name="T27">e</text:span><text:span text:style-name="T15"> </text:span><text:span text:style-name="T27">d</text:span><text:span text:style-name="T15">e Qualidade </text:span><text:span text:style-name="T27">d</text:span><text:span text:style-name="T15">a Água, Manutenção, Melhoria </text:span><text:span text:style-name="T27">e</text:span><text:span text:style-name="T15"> Prevenção, Manejo </text:span><text:span text:style-name="T27">d</text:span><text:span text:style-name="T15">e Águas Pluviais </text:span><text:span text:style-name="T27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14:22:28.668000000</dc:date>
    <meta:editing-duration>P15DT2H43M9S</meta:editing-duration>
    <meta:editing-cycles>41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86" meta:character-count="2438" meta:non-whitespace-character-count="2171"/>
  </office:meta>
</office:document-meta>
</file>